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ATOMIC</text:span></text:p>
      <text:p text:style-name="P2"><text:span text:style-name="T2"/></text:p>
      <text:p text:style-name="P2"><text:span text:style-name="T3">DATA RACES</text:span><text:span text:style-name="T4"/></text:p>
      <text:p text:style-name="P2"><text:span text:style-name="T4">A data race is a situation in which at least two threads access a shared variable at the same time. At least one thread attempts to access the variable. This creates undefined behaviour.</text:span></text:p>
      <text:p text:style-name="P2"><text:span text:style-name="T5"/></text:p>
      <text:p text:style-name="P2"><text:span text:style-name="T6">RACE CONDITION</text:span><text:span text:style-name="T7"/></text:p>
      <text:p text:style-name="P2"><text:span text:style-name="T7">A race condition is a situation, in which the result of an operation depends on the interleaving of certain individual operations.</text:span></text:p>
      <text:p text:style-name="P2"><text:span text:style-name="T8"/></text:p>
      <text:p text:style-name="P2"><text:span text:style-name="T9">ATOMIC</text:span><text:span text:style-name="T10"/></text:p>
      <text:p text:style-name="P2"><text:span text:style-name="T10">Objects of atomic types are the only C++ objects that are free from data races; that is, if one thread writes to an atomic object while another thread reads from it, the behavior is well-defined.</text:span></text:p>
      <text:p text:style-name="P2"><text:span text:style-name="T10">[UNFINISHED]</text:span></text:p>
      <text:p text:style-name="P2"><text:span text:style-name="T10"/></text:p>
      <text:p text:style-name="P2"><text:span text:style-name="T1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